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variant="normal" fo:text-transform="none" fo:color="#222222" style:font-name="Cantarell" fo:font-size="9pt" fo:letter-spacing="normal" fo:font-style="normal" fo:font-weight="normal" style:font-size-asian="9pt" style:font-size-complex="9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Cantarell" fo:font-size="9pt" fo:letter-spacing="normal" fo:font-style="normal" fo:font-weight="normal" style:font-size-asian="9pt" style:font-size-complex="9pt"/>
    </style:style>
    <style:style style:name="P8" style:family="paragraph" style:parent-style-name="Table_20_Contents">
      <style:text-properties fo:font-variant="normal" fo:text-transform="none" fo:color="#222222" style:font-name="Cantarell" fo:font-size="12pt" fo:letter-spacing="normal" fo:font-style="normal" fo:font-weight="normal" style:font-size-asian="12pt" style:font-size-complex="12pt"/>
    </style:style>
    <style:style style:name="P9" style:family="paragraph" style:parent-style-name="Table_20_Contents" style:list-style-name="L1">
      <style:text-properties fo:font-variant="normal" fo:text-transform="none" fo:color="#222222" style:font-name="Cantarell" fo:font-size="12pt" fo:letter-spacing="normal" fo:font-style="normal" fo:font-weight="normal" style:font-size-asian="12pt" style:font-size-complex="12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9pt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4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1"><text:s/>5<text:span text:style-name="T3">Th</text:span> January 2015 Time : 15.00 PM to 16.00 PM ,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DBB,CPK,SNK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pan text:style-name="T5"><text:s text:c="3"/></text:span><text:span text:style-name="T6"><text:s text:c="4"/></text:span><text:span text:style-name="T2"><text:s text:c="2"/></text:span></text:p>
            <text:list xml:id="list1929500847" text:style-name="L1">
              <text:list-item>
                <text:p text:style-name="P9">RRU updated that he along with Mr. Thiyagu finished the servo-Online_v2 testing in servo Lab with actual hardware as well as in C01 antenna.</text:p>
                <text:p text:style-name="P9">RRU has circulated 1<text:span text:style-name="T3">st</text:span> level draft report on Online_v2 core software among team members.</text:p>
                <text:p text:style-name="P9"/>
              </text:list-item>
              <text:list-item>
                <text:p text:style-name="P9">CPK updated that he was busy writing CR. Working on read version command.</text:p>
                <text:p text:style-name="P9">84 MCM cards have been tested.</text:p>
                <text:p text:style-name="P9"/>
              </text:list-item>
              <text:list-item>
                <text:p text:style-name="P9">SNK working on Sql Lite database. He is creating a user registration &amp; login monitoring page where user can create his command file, save as well can download it. Many more options will be there.</text:p>
                <text:p text:style-name="P9"/>
              </text:list-item>
              <text:list-item>
                <text:p text:style-name="P9">DBB updated that he has implemented C functions for <text:s/>astronomical calculations. </text:p>
              </text:list-item>
            </text:list>
            <text:p text:style-name="P8"><text:s text:c="22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1-05T16:00:02</dc:date>
    <dc:creator>teleset </dc:creator>
    <meta:editing-duration>P2DT13H28M55S</meta:editing-duration>
    <meta:editing-cycles>622</meta:editing-cycles>
    <meta:generator>LibreOffice/3.4$Linux LibreOffice_project/340m1$Build-602</meta:generator>
    <meta:document-statistic meta:table-count="1" meta:image-count="0" meta:object-count="0" meta:page-count="1" meta:paragraph-count="22" meta:word-count="154" meta:character-count="906" meta:non-whitespace-character-count="735"/>
  </office:meta>
</office:document-meta>
</file>